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style:writing-mode="lr-tb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font-size="12pt" fo:font-weight="normal" officeooo:rsid="000bf0cf" officeooo:paragraph-rsid="000bf0cf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text-indent="0cm" style:auto-text-indent="false" style:writing-mode="lr-tb"/>
      <style:text-properties officeooo:rsid="000cb0c5" officeooo:paragraph-rsid="000cb0c5"/>
    </style:style>
    <style:style style:name="P5" style:family="paragraph" style:parent-style-name="Text_20_body" style:list-style-name="L1">
      <style:paragraph-properties fo:text-align="start" style:justify-single-word="false" style:writing-mode="lr-tb"/>
      <style:text-properties fo:font-size="12pt" fo:font-weight="normal" officeooo:rsid="000bf0cf" officeooo:paragraph-rsid="000bf0cf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paragraph-properties fo:text-align="start" style:justify-single-word="false" style:writing-mode="lr-tb"/>
      <style:text-properties fo:font-size="12pt" fo:font-weight="normal" officeooo:rsid="000d39b8" officeooo:paragraph-rsid="000d39b8" style:font-size-asian="12pt" style:font-weight-asian="normal" style:font-size-complex="12pt" style:font-weight-complex="normal"/>
    </style:style>
    <style:style style:name="P7" style:family="paragraph" style:parent-style-name="Text_20_body" style:list-style-name="L2">
      <style:paragraph-properties style:writing-mode="lr-tb"/>
      <style:text-properties fo:font-size="13pt" fo:font-weight="normal" officeooo:rsid="000cb0c5" officeooo:paragraph-rsid="000cb0c5" style:font-size-asian="13pt" style:font-weight-asian="normal" style:font-size-complex="13pt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 style:writing-mode="lr-tb"/>
      <style:text-properties officeooo:rsid="000cb0c5" officeooo:paragraph-rsid="000cb0c5"/>
    </style:style>
    <style:style style:name="P9" style:family="paragraph" style:parent-style-name="Text_20_body" style:list-style-name="L3">
      <style:paragraph-properties style:writing-mode="lr-tb"/>
      <style:text-properties officeooo:paragraph-rsid="000dce86"/>
    </style:style>
    <style:style style:name="P10" style:family="paragraph" style:parent-style-name="Text_20_body" style:list-style-name="L3">
      <style:paragraph-properties style:writing-mode="lr-tb"/>
      <style:text-properties fo:font-style="normal" officeooo:rsid="000dce86" officeooo:paragraph-rsid="000dce86" style:font-style-asian="normal" style:font-style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officeooo:rsid="000dce86"/>
    </style:style>
    <style:style style:name="T3" style:family="text">
      <style:text-properties fo:font-size="12pt" fo:font-weight="normal" officeooo:rsid="000dce86" style:font-size-asian="10.5pt" style:font-weight-asian="normal" style:font-size-complex="12pt" style:font-weight-complex="normal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proach:</text:p>
      <text:p text:style-name="P3">I wanted to use python instead of node(wanted to explore).</text:p>
      <text:list text:style-name="L1">
        <text:list-item>
          <text:p text:style-name="P5">Studied the webiste and how the data’s are displayed and monitored all network and response</text:p>
        </text:list-item>
        <text:list-item>
          <text:p text:style-name="P5">Found that Cookies plays a major role in this website for making the input field filled, so i setted cookies for the respective locations.</text:p>
        </text:list-item>
        <text:list-item>
          <text:p text:style-name="P6">Used Multiprocess to run both the locations’ restaurant collection.</text:p>
        </text:list-item>
        <text:list-item>
          <text:p text:style-name="P5">Made of selenium to extract the data by using clicking and scrolling events.</text:p>
        </text:list-item>
        <text:list-item>
          <text:p text:style-name="P5">Scraped the necessary details with the css selectors.</text:p>
        </text:list-item>
        <text:list-item>
          <text:p text:style-name="P5">Managed to get the latitude and longitude of the available restaurants.(used custom url from the website replacing the restaurant id)</text:p>
        </text:list-item>
        <text:list-item>
          <text:p text:style-name="P5">Formatted the necessary data to json and stored the whole as ndjson.gz file.</text:p>
        </text:list-item>
      </text:list>
      <text:p text:style-name="P2">The problem faced:</text:p>
      <text:list text:style-name="L2">
        <text:list-item>
          <text:p text:style-name="P7">Could find the correct url which returns the desired html</text:p>
        </text:list-item>
        <text:list-item>
          <text:p text:style-name="P7">Could find the latitude and longitude details</text:p>
        </text:list-item>
      </text:list>
      <text:p text:style-name="P1">Problem 1: </text:p>
      <text:p text:style-name="P4">Found out that cookies can be used to fill the input field and the url doesnt change and i need to get the updated url as whole. So i used selenium web driver to walk through the problem. </text:p>
      <text:p text:style-name="P1">Problem 2:</text:p>
      <text:p text:style-name="P4">Since the data is not visible(in any element). I monitored the network to see which request return the data correctly. I found the url and replaced the restaurant_id from the above step(css selector) and managed to get the latitude and longitude with the response data.</text:p>
      <text:p text:style-name="P4"><text:span text:style-name="T1"/></text:p>
      <text:p text:style-name="P4"><text:span text:style-name="T1">Steps to execute the code locally:</text:span></text:p>
      <text:list text:style-name="L3">
        <text:list-item>
          <text:p text:style-name="P9"><text:span text:style-name="T3">Make sure python is installed in your system <text:line-break/> <text:s text:c="24"/></text:span><text:span text:style-name="T4">python -V </text:span></text:p>
        </text:list-item>
        <text:list-item>
          <text:p text:style-name="P9"><text:span text:style-name="T2">Install the required packages<text:line-break/> <text:s text:c="24"/></text:span><text:span text:style-name="T4">pip install -r requirements.txt </text:span></text:p>
        </text:list-item>
        <text:list-item>
          <text:p text:style-name="P10">Make sure your have a stable internet connection (the code cant run immediately the second time since it is a web scrapper bot) and run the program!<text:line-break/> <text:s text:c="24"/>python run.py<text:line-break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6T02:56:46.723000000</meta:creation-date>
    <dc:date>2024-05-16T03:18:01.555000000</dc:date>
    <meta:editing-duration>PT9M52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20" meta:word-count="285" meta:character-count="1703" meta:non-whitespace-character-count="1369"/>
  </office:meta>
</office:document-meta>
</file>